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ListParagraph" style:list-style-name="LFO1" style:family="paragraph"/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family="paragraph">
      <style:paragraph-properties fo:margin-left="0.75in">
        <style:tab-stops/>
      </style:paragraph-properties>
    </style:style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text-properties fo:color="#70AD47"/>
    </style:style>
    <style:style style:name="P13" style:parent-style-name="ListParagraph" style:family="paragraph">
      <style:text-properties fo:color="#70AD47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Roboto" fo:color="#000000" fo:background-color="#EEFFDE"/>
    </style:style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70AD47" fo:background-color="#EEFFDE"/>
    </style:style>
    <style:style style:name="P18" style:parent-style-name="ListParagraph" style:list-style-name="LFO1" style:family="paragraph">
      <style:text-properties fo:font-weight="bold" style:font-weight-asian="bold" style:font-weight-complex="bold"/>
    </style:style>
    <style:style style:name="P19" style:parent-style-name="ListParagraph" style:list-style-name="LFO1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 fo:color="#ED7D31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6" style:parent-style-name="ListParagraph" style:family="paragraph">
      <style:paragraph-properties fo:margin-left="0in">
        <style:tab-stops/>
      </style:paragraph-properties>
    </style:style>
    <style:style style:name="P27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T37" style:parent-style-name="DefaultParagraphFont" style:family="text">
      <style:text-properties fo:font-weight="bold" style:font-weight-asian="bold" style:font-weight-complex="bold" fo:color="#FF0000"/>
    </style:style>
    <style:style style:name="P38" style:parent-style-name="ListParagraph" style:list-style-name="LFO2" style:family="paragraph"/>
    <style:style style:name="P39" style:parent-style-name="ListParagraph" style:family="paragraph">
      <style:text-properties fo:font-weight="bold" style:font-weight-asian="bold" style:font-weight-complex="bold"/>
    </style:style>
    <style:style style:name="P40" style:parent-style-name="ListParagraph" style:list-style-name="LFO3" style:family="paragraph"/>
    <style:style style:name="P41" style:parent-style-name="HTMLPreformatted" style:list-style-name="LFO3" style:family="paragraph">
      <style:paragraph-properties style:vertical-align="baseline"/>
      <style:text-properties style:font-name="var(--ff-mono)"/>
    </style:style>
    <style:style style:name="P42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3" style:parent-style-name="HTMLCode" style:family="text">
      <style:text-properties style:font-name="inherit"/>
    </style:style>
    <style:style style:name="T44" style:parent-style-name="hljs-string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P46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8" style:parent-style-name="HTMLPreformatted" style:list-style-name="LFO3" style:family="paragraph">
      <style:paragraph-properties style:vertical-align="baseline"/>
    </style:style>
    <style:style style:name="T49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0" style:parent-style-name="HTMLPreformatted" style:list-style-name="LFO3" style:family="paragraph">
      <style:paragraph-properties style:vertical-align="baseline"/>
    </style:style>
    <style:style style:name="T61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3" style:parent-style-name="HTMLPreformatted" style:list-style-name="LFO3" style:family="paragraph">
      <style:paragraph-properties style:vertical-align="baseline"/>
    </style:style>
    <style:style style:name="P64" style:parent-style-name="HTMLPreformatted" style:list-style-name="LFO3" style:family="paragraph">
      <style:paragraph-properties style:vertical-align="baseline"/>
    </style:style>
    <style:style style:name="P65" style:parent-style-name="Normal" style:family="paragraph">
      <style:paragraph-properties fo:break-before="page"/>
      <style:text-properties fo:hyphenate="true"/>
    </style:style>
    <style:style style:name="P66" style:parent-style-name="HTMLPreformatted" style:family="paragraph">
      <style:paragraph-properties style:vertical-align="baseline"/>
    </style:style>
    <style:style style:name="P67" style:parent-style-name="HTMLPreformatted" style:family="paragraph">
      <style:paragraph-properties style:vertical-align="baseline"/>
    </style:style>
    <style:style style:name="P68" style:parent-style-name="HTMLPreformatted" style:family="paragraph">
      <style:paragraph-properties style:vertical-align="baseline"/>
    </style:style>
    <style:style style:name="P69" style:parent-style-name="HTMLPreformatted" style:family="paragraph">
      <style:paragraph-properties style:vertical-align="baseline"/>
    </style:style>
    <style:style style:name="P70" style:parent-style-name="HTMLPreformatted" style:family="paragraph">
      <style:paragraph-properties style:vertical-align="baseline"/>
    </style:style>
    <style:style style:name="P71" style:parent-style-name="HTMLPreformatted" style:family="paragraph">
      <style:paragraph-properties style:vertical-align="baseline"/>
    </style:style>
    <style:style style:name="P72" style:parent-style-name="HTMLPreformatted" style:family="paragraph">
      <style:paragraph-properties style:vertical-align="baseline"/>
    </style:style>
    <style:style style:name="P73" style:parent-style-name="HTMLPreformatted" style:family="paragraph">
      <style:paragraph-properties style:vertical-align="baseline"/>
    </style:style>
    <style:style style:name="P74" style:parent-style-name="HTMLPreformatted" style:family="paragraph">
      <style:paragraph-properties style:vertical-align="baseline"/>
    </style:style>
    <style:style style:name="P75" style:parent-style-name="Normal" style:family="paragraph">
      <style:paragraph-properties fo:break-before="page"/>
      <style:text-properties fo:hyphenate="true"/>
    </style:style>
    <style:style style:name="P76" style:parent-style-name="HTMLPreformatted" style:family="paragraph">
      <style:paragraph-properties style:vertical-align="baseline"/>
    </style:style>
    <style:style style:name="P77" style:parent-style-name="HTMLPreformatted" style:family="paragraph">
      <style:paragraph-properties style:vertical-align="baseline"/>
    </style:style>
    <style:style style:name="P78" style:parent-style-name="HTMLPreformatted" style:family="paragraph">
      <style:paragraph-properties style:vertical-align="baseline"/>
    </style:style>
    <style:style style:name="P79" style:parent-style-name="HTMLPreformatted" style:family="paragraph">
      <style:paragraph-properties style:vertical-align="baseline"/>
    </style:style>
    <style:style style:name="P80" style:parent-style-name="HTMLPreformatted" style:family="paragraph">
      <style:paragraph-properties style:vertical-align="baseline"/>
    </style:style>
    <style:style style:name="P81" style:parent-style-name="HTMLPreformatted" style:family="paragraph">
      <style:paragraph-properties style:vertical-align="baseline"/>
    </style:style>
    <style:style style:name="P82" style:parent-style-name="HTMLPreformatted" style:family="paragraph">
      <style:paragraph-properties style:vertical-align="baseline"/>
    </style:style>
    <style:style style:name="P83" style:parent-style-name="HTMLPreformatted" style:family="paragraph">
      <style:paragraph-properties style:vertical-align="baseline"/>
    </style:style>
    <style:style style:name="P84" style:parent-style-name="HTMLPreformatted" style:family="paragraph">
      <style:paragraph-properties style:vertical-align="baseline"/>
    </style:style>
    <style:style style:name="P85" style:parent-style-name="HTMLPreformatted" style:family="paragraph">
      <style:paragraph-properties style:vertical-align="baseline"/>
    </style:style>
    <style:style style:name="P86" style:parent-style-name="HTMLPreformatted" style:family="paragraph">
      <style:paragraph-properties style:vertical-align="baseline"/>
    </style:style>
    <style:style style:name="P87" style:parent-style-name="HTMLPreformatted" style:family="paragraph">
      <style:paragraph-properties style:vertical-align="baselin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I delete the early_stopping for now. Because it stopst the training too early like at 16. epoch</text:p>
        </text:list-item>
      </text:list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2">Okk I don’t know why but my code start training with too high loss and val acc doesn’t increase. So I will start from manos’s code and do<text:s/>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soft-page-break/>
      <text:p text:style-name="Normal">Starting from the beginning.<text:s/></text:p>
      <text:list text:style-name="LFO1" text:continue-numbering="true">
        <text:list-item>
          <text:p text:style-name="P4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5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6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7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8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9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0"/>
      <text:p text:style-name="P11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2">In transfer learning, learning rate should be very very low</text:p>
      <text:p text:style-name="P13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4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5">In general, all weights are trainable weights. The only built-in layer that has non-trainable weights is the BatchNormalization layer. It uses non-trainable weights to keep track of the mean and variance of its input</text:span><text:span text:style-name="T16">s during training.</text:span><text:span text:style-name="T17"><text:s/>OKK its normal</text:span></text:p>
      <text:p text:style-name="ListParagraph"/>
      <text:p text:style-name="ListParagraph"/>
      <text:list text:style-name="LFO1" text:continue-numbering="true">
        <text:list-item>
          <text:p text:style-name="P18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19">Batch size experiments</text:p>
        </text:list-item>
      </text:list>
      <text:soft-page-break/>
      <text:p text:style-name="P20">16</text:p>
      <text:p text:style-name="P21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2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3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4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5">32</text:p>
      <text:p text:style-name="P26">Gives near results with 16</text:p>
      <text:p text:style-name="P27"/>
      <text:p text:style-name="P28"/>
      <text:p text:style-name="P29">64</text:p>
      <text:p text:style-name="P30"/>
      <text:p text:style-name="P31">Like a shiiit lilii</text:p>
      <text:p text:style-name="P32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3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4">7/8<text:s/>[=========================&gt;....] - ETA: 0s - loss: 1.5816 - accuracy: 0.4330<text:s/></text:p>
      <text:p text:style-name="P35">Epoch 00021: val_loss did not improve from 1.09514</text:p>
      <text:p text:style-name="P36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7">Questions</text:span></text:p>
      <text:p text:style-name="Normal"/>
      <text:list text:style-name="LFO2" text:continue-numbering="true">
        <text:list-item>
          <text:p text:style-name="P38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P39">Additional Info I had during the experiments</text:p>
      <text:p text:style-name="ListParagraph"/>
      <text:list text:style-name="LFO3" text:continue-numbering="true">
        <text:list-item>
          <text:p text:style-name="P40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1"><text:s text:c="2"/></text:p>
        </text:list-item>
      </text:list>
      <text:p text:style-name="P42"><text:span text:style-name="T43">conda install<text:s/></text:span><text:span text:style-name="T44">h5py==2.10.0 <text:s text:c="2"/>otherwise<text:s/></text:span><text:span text:style-name="T45">load.model gives "AttributeError: 'str' object has no attribute 'decode' " , while Loading a Keras Saved Model</text:span></text:p>
      <text:p text:style-name="P46"/>
      <text:p text:style-name="P47"/>
      <text:list text:style-name="LFO3" text:continue-numbering="true">
        <text:list-item>
          <text:p text:style-name="P48"><text:span text:style-name="T49">using smaller batch sizes have been empirically shown to have faster convergence to “good” solutions. This is intuitively explained by the fact</text:span><text:span text:style-name="T50"><text:s/>that smaller batch sizes allow the model to “start learning before having to see all the data.” The downside of using a smaller batch size is that the model is not guaranteed to converge to the global optima. It will bounce around the global optima, stayi</text:span><text:span text:style-name="T51">ng outside some </text:span><text:span text:style-name="T52">ϵ</text:span><text:span text:style-name="T53">-ball of the optima where </text:span><text:span text:style-name="T54">ϵ</text:span><text:span text:style-name="T55"> depends on the ratio of the batch size to the dataset size. Therefore, under no computational constraints, it is often advised that one starts at a small batch size, reaping the benefits of faster training dynam</text:span><text:span text:style-name="T56">ics, and steadily grows the batch size through training, also reaping the benefits of guaranteed convergence. But this statement has its limits; we know a batch size of 1 usually works quite poorly. It is generally accepted that there is some “sweet spot”<text:s/></text:span><text:span text:style-name="T57">for batch size be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8">https://medium.com/mini-distill/effect-of-batch-size-on-training-dynamics-21c14f7a716e</text:span></text:a><text:span text:style-name="T59"><text:s/></text:span></text:p>
        </text:list-item>
        <text:list-item>
          <text:p text:style-name="P60"><text:a xlink:href="https://www.tensorflow.org/install/source#gpu" office:target-frame-name="_top" xlink:show="replace"><text:span text:style-name="T61">https://www.tensorflow.org/install/source#gpu</text:span></text:a><text:span text:style-name="T62"><text:s/></text:span></text:p>
        </text:list-item>
        <text:list-item>
          <text:p text:style-name="P63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4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5"/>
      <text:soft-page-break/>
      <text:p text:style-name="P66">Batch size = 16<text:s/></text:p>
      <text:p text:style-name="P67">Learning rate =<text:s/>0.00001</text:p>
      <text:p text:style-name="P68">Deleted custom layers from the VGG architecture</text:p>
      <text:p text:style-name="P69"><draw:frame draw:style-name="a29" draw:name="Picture 31" text:anchor-type="as-char" svg:x="0in" svg:y="0in" svg:width="3.13111in" svg:height="2.18741in" style:rel-width="scale" style:rel-height="scale"><draw:image xlink:href="media/image29.png" xlink:type="simple" xlink:show="embed" xlink:actuate="onLoad"/><svg:title/><svg:desc/></draw:frame><draw:frame draw:style-name="a30" draw:name="Picture 30" text:anchor-type="as-char" svg:x="0in" svg:y="0in" svg:width="3.06559in" svg:height="2.20819in" style:rel-width="scale" style:rel-height="scale"><draw:image xlink:href="media/image30.png" xlink:type="simple" xlink:show="embed" xlink:actuate="onLoad"/><svg:title/><svg:desc/></draw:frame></text:p>
      <text:p text:style-name="P70">Evaluate on test data</text:p>
      <text:p text:style-name="P71">Accuracy: 0.9797979797979798</text:p>
      <text:p text:style-name="P72">Precision: 0.979871041065071</text:p>
      <text:p text:style-name="P73">Recall: 0.9797979797979798</text:p>
      <text:p text:style-name="P74"><draw:frame draw:style-name="a31" draw:name="Picture 32" text:anchor-type="as-char" svg:x="0in" svg:y="0in" svg:width="4.55693in" svg:height="3.35037in" style:rel-width="scale" style:rel-height="scale"><draw:image xlink:href="media/image31.png" xlink:type="simple" xlink:show="embed" xlink:actuate="onLoad"/><svg:title/><svg:desc/></draw:frame></text:p>
      <text:p text:style-name="P75"/>
      <text:soft-page-break/>
      <text:p text:style-name="P76">Batch size = 54<text:s/></text:p>
      <text:p text:style-name="P77">Learning rate =<text:s/>0.00001</text:p>
      <text:p text:style-name="P78">Deleted custom layers from the VGG architecture</text:p>
      <text:p text:style-name="P79"/>
      <text:p text:style-name="P80"><draw:frame draw:style-name="a32" draw:name="Picture 33" text:anchor-type="as-char" svg:x="0in" svg:y="0in" svg:width="3.09122in" svg:height="2.22632in" style:rel-width="scale" style:rel-height="scale"><draw:image xlink:href="media/image32.png" xlink:type="simple" xlink:show="embed" xlink:actuate="onLoad"/><svg:title/><svg:desc>Chart

Description automatically generated</svg:desc></draw:frame><text:s/><draw:frame draw:style-name="a33" draw:name="Picture 34" text:anchor-type="as-char" svg:x="0in" svg:y="0in" svg:width="3.05062in" svg:height="2.19708in" style:rel-width="scale" style:rel-height="scale"><draw:image xlink:href="media/image33.png" xlink:type="simple" xlink:show="embed" xlink:actuate="onLoad"/><svg:title/><svg:desc>Chart, line chart

Description automatically generated</svg:desc></draw:frame></text:p>
      <text:p text:style-name="P81"/>
      <text:p text:style-name="P82">Evaluate on test data</text:p>
      <text:p text:style-name="P83">Accuracy: 0.9696969696969697</text:p>
      <text:p text:style-name="P84">Precision: 0.970291146761735</text:p>
      <text:p text:style-name="P85">Recall: 0.9696969696969697</text:p>
      <text:p text:style-name="P86"/>
      <text:p text:style-name="P87"><draw:frame draw:style-name="a34" draw:name="Picture 35" text:anchor-type="as-char" svg:x="0in" svg:y="0in" svg:width="4.94383in" svg:height="3.63843in" style:rel-width="scale" style:rel-height="scale"><draw:image xlink:href="media/image34.png" xlink:type="simple" xlink:show="embed" xlink:actuate="onLoad"/><svg:title/><svg:desc>Chart, treemap char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Μαρκοδημητράκης Εμμανουήλ</dc:creator>
    <meta:creation-date>2021-10-12T12:26:00Z</meta:creation-date>
    <dc:date>2021-10-16T18:47:00Z</dc:date>
    <meta:print-date>2021-10-12T17:09:00Z</meta:print-date>
    <meta:template xlink:href="Normal" xlink:type="simple"/>
    <meta:editing-cycles>18</meta:editing-cycles>
    <meta:editing-duration>PT30720S</meta:editing-duration>
    <meta:document-statistic meta:page-count="14" meta:paragraph-count="8" meta:word-count="656" meta:character-count="4389" meta:row-count="31" meta:non-whitespace-character-count="3741"/>
  </office:meta>
</office:document-meta>
</file>